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19">
      <style:table-cell-properties fo:border="thin solid #000000"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6.297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3.33375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5.92666666666667cm"/>
    </style:style>
    <style:style style:name="co20" style:family="table-column">
      <style:table-column-properties fo:break-before="auto" style:column-width="5.45041666666667cm"/>
    </style:style>
    <style:style style:name="co21" style:family="table-column">
      <style:table-column-properties fo:break-before="auto" style:column-width="3.43958333333333cm" style:use-optimal-column-width="true"/>
    </style:style>
    <style:style style:name="co2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34.5pt" style:use-optimal-row-height="false" fo:break-before="auto"/>
    </style:style>
    <style:style style:name="ro10" style:family="table-row">
      <style:table-row-properties style:row-height="41.25pt" style:use-optimal-row-height="false" fo:break-before="auto"/>
    </style:style>
    <style:style style:name="ro11" style:family="table-row">
      <style:table-row-properties style:row-height="27.75pt" style:use-optimal-row-height="fals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36.75pt" style:use-optimal-row-height="false" fo:break-before="auto"/>
    </style:style>
    <style:style style:name="ro15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companhem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Projet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Tarefa pai</text:p>
          </table:table-cell>
          <table:table-cell office:value-type="string" table:style-name="ce2">
            <text:p>Situação</text:p>
          </table:table-cell>
          <table:table-cell office:value-type="string" table:style-name="ce2">
            <text:p>Prioridad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Autor</text:p>
          </table:table-cell>
          <table:table-cell office:value-type="string" table:style-name="ce2">
            <text:p>Atribuído para</text:p>
          </table:table-cell>
          <table:table-cell office:value-type="string" table:style-name="ce2">
            <text:p>Alterado em</text:p>
          </table:table-cell>
          <table:table-cell office:value-type="string" table:style-name="ce3">
            <text:p>Categoria</text:p>
          </table:table-cell>
          <table:table-cell office:value-type="string" table:style-name="ce3">
            <text:p>Versão</text:p>
          </table:table-cell>
          <table:table-cell office:value-type="string" table:style-name="ce3">
            <text:p>Início</text:p>
          </table:table-cell>
          <table:table-cell office:value-type="string" table:style-name="ce3">
            <text:p>Data prevista</text:p>
          </table:table-cell>
          <table:table-cell office:value-type="string" table:style-name="ce3">
            <text:p>Tempo estimado</text:p>
          </table:table-cell>
          <table:table-cell office:value-type="string" table:style-name="ce3">
            <text:p>Tempo gasto</text:p>
          </table:table-cell>
          <table:table-cell office:value-type="string" table:style-name="ce3">
            <text:p>% Terminado</text:p>
          </table:table-cell>
          <table:table-cell office:value-type="string" table:style-name="ce3">
            <text:p>Criado em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URL Docs</text:p>
          </table:table-cell>
          <table:table-cell office:value-type="string" table:style-name="ce3">
            <text:p>Apoio 01</text:p>
          </table:table-cell>
          <table:table-cell office:value-type="string" table:style-name="ce3">
            <text:p>Apoio 02</text:p>
          </table:table-cell>
          <table:table-cell office:value-type="string" table:style-name="ce3">
            <text:p>Apoio 03</text:p>
          </table:table-cell>
          <table:table-cell office:value-type="string" table:style-name="ce3">
            <text:p>Revisão SVN</text:p>
          </table:table-cell>
          <table:table-cell office:value-type="string" table:style-name="ce3">
            <text:p>URL Requisitos</text:p>
          </table:table-cell>
          <table:table-cell office:value-type="string" table:style-name="ce3">
            <text:p>Area de processo</text:p>
          </table:table-cell>
          <table:table-cell office:value-type="string" table:style-name="ce3">
            <text:p>Privado</text:p>
          </table:table-cell>
          <table:table-cell table:number-columns-repeated="16357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r serviços no client para integ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3/12/2013 09:59 h</text:p>
          </table:table-cell>
          <table:table-cell table:number-columns-repeated="2" table:style-name="ce4"/>
          <table:table-cell office:value-type="date" office:date-value="2013-12-03T00:00:00" table:style-name="ce5">
            <text:p>03/12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2/2013 09:59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table:number-columns-repeated="4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24" table:style-name="ce4">
            <text:p>32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Finalizar integração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17 h</text:p>
          </table:table-cell>
          <table:table-cell table:number-columns-repeated="2" table:style-name="ce4"/>
          <table:table-cell office:value-type="date" office:date-value="2013-12-02T00:00:00" table:style-name="ce5">
            <text:p>02/12/2013</text:p>
          </table:table-cell>
          <table:table-cell table:style-name="ce4"/>
          <table:table-cell office:value-type="float" office:value="32" table:style-name="ce4">
            <text:p>32</text:p>
          </table:table-cell>
          <table:table-cell office:value-type="float" office:value="8" table:style-name="ce4">
            <text:p>8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02/12/2013 19:17 h</text:p>
          </table:table-cell>
          <table:table-cell table:number-columns-repeated="2" table:style-name="ce4"/>
          <table:table-cell office:value-type="string" table:style-name="ce4">
            <text:p>Cláudio Cavalcante Tonhá</text:p>
          </table:table-cell>
          <table:table-cell office:value-type="string" table:style-name="ce4">
            <text:p>Bruno César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323" table:style-name="ce4">
            <text:p>32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fatorar a tela do relatório, substituindo o campo do contato pelos campos de telefone e email.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1/12/2013 17:52 h</text:p>
          </table:table-cell>
          <table:table-cell table:number-columns-repeated="2" table:style-name="ce4"/>
          <table:table-cell office:value-type="date" office:date-value="2013-12-01T00:00:00" table:style-name="ce5">
            <text:p>01/12/2013</text:p>
          </table:table-cell>
          <table:table-cell office:value-type="date" office:date-value="2013-12-01T00:00:00" table:style-name="ce5">
            <text:p>01/12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2/2013 17:49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22" table:style-name="ce4">
            <text:p>32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ocumentação dos endpoints REST disponibilizados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21:51 h</text:p>
          </table:table-cell>
          <table:table-cell table:number-columns-repeated="2" table:style-name="ce4"/>
          <table:table-cell office:value-type="date" office:date-value="2013-11-29T00:00:00" table:style-name="ce5">
            <text:p>29/11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0" table:style-name="ce4">
            <text:p>10</text:p>
          </table:table-cell>
          <table:table-cell office:value-type="float" office:value="3.5" table:style-name="ce4">
            <text:p>3,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01/12/2013 10:37 h</text:p>
          </table:table-cell>
          <table:table-cell table:number-columns-repeated="5" table:style-name="ce4"/>
          <table:table-cell office:value-type="float" office:value="579" table:style-name="ce4">
            <text:p>579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21" table:style-name="ce4">
            <text:p>32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Framework de persistência não deve retornar entidades "compositoras" que são Hidden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3/12/2013 09:02 h</text:p>
          </table:table-cell>
          <table:table-cell table:number-columns-repeated="2" table:style-name="ce4"/>
          <table:table-cell office:value-type="date" office:date-value="2013-11-29T00:00:00" table:style-name="ce5">
            <text:p>29/11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2/2013 10:3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20" table:style-name="ce4">
            <text:p>32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justar o código do Web Service conforme as métricas de Código Fonte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02/12/2013 13:28 h</text:p>
          </table:table-cell>
          <table:table-cell table:number-columns-repeated="2" table:style-name="ce4"/>
          <table:table-cell office:value-type="date" office:date-value="2013-11-29T00:00:00" table:style-name="ce5">
            <text:p>29/11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2/2013 10:20 h</text:p>
          </table:table-cell>
          <table:table-cell table:number-columns-repeated="2" table:style-name="ce4"/>
          <table:table-cell office:value-type="string" table:style-name="ce4">
            <text:p>Bruno César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>
          <table:table-cell office:value-type="float" office:value="319" table:style-name="ce4">
            <text:p>31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Verificação/Validação #318: Casos de Teste da API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star API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30/11/2013 12:16 h</text:p>
          </table:table-cell>
          <table:table-cell table:number-columns-repeated="2" table:style-name="ce4"/>
          <table:table-cell office:value-type="date" office:date-value="2013-12-01T00:00:00" table:style-name="ce5">
            <text:p>01/12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0/11/2013 12:16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asos de Teste da API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30/11/2013 12:16 h</text:p>
          </table:table-cell>
          <table:table-cell table:number-columns-repeated="2" table:style-name="ce4"/>
          <table:table-cell office:value-type="date" office:date-value="2013-12-01T00:00:00" table:style-name="ce5">
            <text:p>01/12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0/11/2013 12:15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Teste API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02/12/2013 23:18 h</text:p>
          </table:table-cell>
          <table:table-cell table:number-columns-repeated="2" table:style-name="ce4"/>
          <table:table-cell office:value-type="date" office:date-value="2013-11-30T00:00:00" table:style-name="ce5">
            <text:p>30/11/2013</text:p>
          </table:table-cell>
          <table:table-cell office:value-type="date" office:date-value="2013-12-01T00:00:00" table:style-name="ce5">
            <text:p>01/12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30/11/2013 12:15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316" table:style-name="ce4">
            <text:p>31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Atividades da Sprint 10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30/11/2013 12:14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1-30T00:00:00" table:style-name="ce5">
            <text:p>30/11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30/11/2013 12:14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6" table:visibility="filter">
          <table:table-cell office:value-type="float" office:value="315" table:style-name="ce4">
            <text:p>31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10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30/11/2013 12:13 h</text:p>
          </table:table-cell>
          <table:table-cell table:number-columns-repeated="2" table:style-name="ce4"/>
          <table:table-cell office:value-type="date" office:date-value="2013-11-30T00:00:00" table:style-name="ce5">
            <text:p>30/11/2013</text:p>
          </table:table-cell>
          <table:table-cell office:value-type="date" office:date-value="2013-12-05T00:00:00" table:style-name="ce5">
            <text:p>05/12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0/11/2013 12:13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314" table:style-name="ce4">
            <text:p>31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10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3/12/2013 09:59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30/11/2013 12:12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313" table:style-name="ce4">
            <text:p>31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inconsistências<text:s/>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2/12/2013 19:23 h</text:p>
          </table:table-cell>
          <table:table-cell table:number-columns-repeated="2" table:style-name="ce4"/>
          <table:table-cell office:value-type="date" office:date-value="2013-11-29T00:00:00" table:style-name="ce5">
            <text:p>29/11/2013</text:p>
          </table:table-cell>
          <table:table-cell office:value-type="date" office:date-value="2013-12-03T00:00:00" table:style-name="ce5">
            <text:p>03/12/2013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29/11/2013 22:1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311" table:style-name="ce4">
            <text:p>31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Relatório de estado da configuraçã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0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8/11/2013 20:49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310" table:style-name="ce4">
            <text:p>31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Baseline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0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8/11/2013 20:47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309" table:style-name="ce4">
            <text:p>30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Mudança item de Baseline<text:s/>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09 h</text:p>
          </table:table-cell>
          <table:table-cell table:number-columns-repeated="2" table:style-name="ce4"/>
          <table:table-cell office:value-type="date" office:date-value="2013-11-26T00:00:00" table:style-name="ce5">
            <text:p>26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1" table:style-name="ce4">
            <text:p>1</text:p>
          </table:table-cell>
          <table:table-cell office:value-type="float" office:value="1.5" table:style-name="ce4">
            <text:p>1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8/11/2013 20:42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8" table:visibility="filter">
          <table:table-cell office:value-type="float" office:value="308" table:style-name="ce4">
            <text:p>30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307: Validação e Verificação dos Requisitos, Caso de Uso e Protótipos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úvidas referente a interface em relação aos requisit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28/11/2013 19:32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8/11/2013 13:34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>
          <table:table-cell office:value-type="float" office:value="307" table:style-name="ce4">
            <text:p>30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e Verificação dos Requisitos, Caso de Uso e Protótip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8/11/2013 22:46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8/11/2013 13:31 h</text:p>
          </table:table-cell>
          <table:table-cell table:number-columns-repeated="2" table:style-name="ce4"/>
          <table:table-cell office:value-type="string" table:style-name="ce4">
            <text:p>Thais Cardoso Moura de Souz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305" table:style-name="ce4">
            <text:p>30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63: Validação de Requisitos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<text:s/>não conformidade requisito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28/11/2013 09:07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7/11/2013 21:2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304" table:style-name="ce4">
            <text:p>30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43: Executar checklists de medição e testes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não conformidade Teste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8/11/2013 09:04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7/11/2013 21:2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303" table:style-name="ce4">
            <text:p>30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43: Executar checklists de medição e testes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medição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7/11/2013 21:19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7/11/2013 21:1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>
          <table:table-cell office:value-type="float" office:value="302" table:style-name="ce4">
            <text:p>30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e Verificação entre Requisitos e Arquitetura e Requisitos e Modelo Lógico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9/11/2013 22:14 h</text:p>
          </table:table-cell>
          <table:table-cell table:number-columns-repeated="2" table:style-name="ce4"/>
          <table:table-cell office:value-type="date" office:date-value="2013-11-25T00:00:00" table:style-name="ce5">
            <text:p>25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8" table:style-name="ce4">
            <text:p>8</text:p>
          </table:table-cell>
          <table:table-cell office:value-type="float" office:value="7.5" table:style-name="ce4">
            <text:p>7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7/11/2013 08:49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300" table:style-name="ce4">
            <text:p>30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64: Validação do Projeto e Construção do Produt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r documento de arquitetur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3/12/2013 21:42 h</text:p>
          </table:table-cell>
          <table:table-cell table:number-columns-repeated="2" table:style-name="ce4"/>
          <table:table-cell office:value-type="date" office:date-value="2013-11-26T00:00:00" table:style-name="ce5">
            <text:p>26/11/2013</text:p>
          </table:table-cell>
          <table:table-cell office:value-type="date" office:date-value="2013-11-29T00:00:00" table:style-name="ce5">
            <text:p>29/11/201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6/11/2013 11:08 h</text:p>
          </table:table-cell>
          <table:table-cell table:number-columns-repeated="7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299" table:style-name="ce4">
            <text:p>29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64: Validação do Projeto e Construção do Produto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r documento de arquitetur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29/11/2013 13:29 h</text:p>
          </table:table-cell>
          <table:table-cell table:number-columns-repeated="2" table:style-name="ce4"/>
          <table:table-cell office:value-type="date" office:date-value="2013-11-26T00:00:00" table:style-name="ce5">
            <text:p>26/11/2013</text:p>
          </table:table-cell>
          <table:table-cell office:value-type="date" office:date-value="2013-12-02T00:00:00" table:style-name="ce5">
            <text:p>02/12/2013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26/11/2013 11:07 h</text:p>
          </table:table-cell>
          <table:table-cell table:number-columns-repeated="7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>
          <table:table-cell office:value-type="float" office:value="298" table:style-name="ce4">
            <text:p>29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Verificar e Validar os Casos de Uso de acordo com a EOR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01/12/2013 08:58 h</text:p>
          </table:table-cell>
          <table:table-cell table:number-columns-repeated="2" table:style-name="ce4"/>
          <table:table-cell office:value-type="date" office:date-value="2013-11-24T00:00:00" table:style-name="ce5">
            <text:p>24/11/2013</text:p>
          </table:table-cell>
          <table:table-cell office:value-type="date" office:date-value="2013-12-04T00:00:00" table:style-name="ce5">
            <text:p>04/12/201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24/11/2013 17:25 h</text:p>
          </table:table-cell>
          <table:table-cell table:number-columns-repeated="7" table:style-name="ce4"/>
          <table:table-cell office:value-type="string" table:style-name="ce4">
            <text:p>D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297" table:style-name="ce4">
            <text:p>29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Confeccionar o Termo de Aceitação de Requisitos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39 h</text:p>
          </table:table-cell>
          <table:table-cell table:number-columns-repeated="2" table:style-name="ce4"/>
          <table:table-cell office:value-type="date" office:date-value="2013-11-24T00:00:00" table:style-name="ce5">
            <text:p>24/11/2013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4/11/2013 17:10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9" table:visibility="filter">
          <table:table-cell office:value-type="float" office:value="296" table:style-name="ce4">
            <text:p>29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8</text:p>
          </table:table-cell>
          <table:table-cell office:value-type="string" table:style-name="ce4">
            <text:p>Danillo Pinheiro Neto</text:p>
          </table:table-cell>
          <table:table-cell table:style-name="ce4"/>
          <table:table-cell office:value-type="string" table:style-name="ce4">
            <text:p>24/11/2013 11:01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4/11/2013 10:5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295" table:style-name="ce4">
            <text:p>29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9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2/11/2013 09:31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1-28T00:00:00" table:style-name="ce5">
            <text:p>28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2/11/2013 09:3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294" table:style-name="ce4">
            <text:p>29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9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7 h</text:p>
          </table:table-cell>
          <table:table-cell table:number-columns-repeated="2" table:style-name="ce4"/>
          <table:table-cell office:value-type="date" office:date-value="2013-11-22T00:00:00" table:style-name="ce5">
            <text:p>22/11/2013</text:p>
          </table:table-cell>
          <table:table-cell office:value-type="date" office:date-value="2013-11-22T00:00:00" table:style-name="ce5">
            <text:p>22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2/11/2013 09:30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table:number-columns-repeated="4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293" table:style-name="ce4">
            <text:p>29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Sprint 9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1/12/2013 17:5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2-01T00:00:00" table:style-name="ce5">
            <text:p>01/12/2013</text:p>
          </table:table-cell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22/11/2013 09:2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292" table:style-name="ce4">
            <text:p>29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70: Verificar o Plano de Qualidade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no Plano de Qualidade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28/11/2013 13:13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1/11/2013 22:5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291" table:style-name="ce4">
            <text:p>29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Relatório de Estado da Configuraçã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09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1/2013 21:26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90" table:style-name="ce4">
            <text:p>29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Baseline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08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1/2013 20:52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89" table:style-name="ce4">
            <text:p>28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diretórios dos relatórios individuai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8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1/2013 19:45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88" table:style-name="ce4">
            <text:p>28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Relatório de Estado da Configuraçã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1/11/2013 19:23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1/2013 19:21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office:value-type="string" table:style-name="ce4">
            <text:p>Danillo Guimaraes de Oliveir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87" table:style-name="ce4">
            <text:p>28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e WebServices para consumo das entidades de Persistência e Interação do RELPREV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29/11/2013 20:38 h</text:p>
          </table:table-cell>
          <table:table-cell table:number-columns-repeated="2" table:style-name="ce4"/>
          <table:table-cell office:value-type="date" office:date-value="2013-11-22T00:00:00" table:style-name="ce5">
            <text:p>22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9/11/2013 13:32 h</text:p>
          </table:table-cell>
          <table:table-cell table:number-columns-repeated="5" table:style-name="ce4"/>
          <table:table-cell office:value-type="float" office:value="565" table:style-name="ce4">
            <text:p>565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86" table:style-name="ce4">
            <text:p>28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Mapear entidades de Persitência e criar respectivos Repositórios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4 h</text:p>
          </table:table-cell>
          <table:table-cell table:number-columns-repeated="2" table:style-name="ce4"/>
          <table:table-cell office:value-type="date" office:date-value="2013-11-15T00:00:00" table:style-name="ce5">
            <text:p>15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9/11/2013 13:30 h</text:p>
          </table:table-cell>
          <table:table-cell table:number-columns-repeated="5" table:style-name="ce4"/>
          <table:table-cell office:value-type="float" office:value="482" table:style-name="ce4">
            <text:p>482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85" table:style-name="ce4">
            <text:p>28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Geração de relatórios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Ulysses <text:s/>Alexandre Alves</text:p>
          </table:table-cell>
          <table:table-cell office:value-type="string" table:style-name="ce4">
            <text:p>18/11/2013 23:41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23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0" table:visibility="filter">
          <table:table-cell office:value-type="float" office:value="284" table:style-name="ce4">
            <text:p>28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resentação do Desenvolviment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18/11/2013 23:24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23:24 h</text:p>
          </table:table-cell>
          <table:table-cell table:number-columns-repeated="2" table:style-name="ce4"/>
          <table:table-cell office:value-type="string" table:style-name="ce4">
            <text:p>Bruno César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Cláudio Cavalcante Tonhá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83" table:style-name="ce4">
            <text:p>28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sponibilizar os Relatórios de Testes Funcionias</text:p>
          </table:table-cell>
          <table:table-cell office:value-type="string" table:style-name="ce4">
            <text:p>Jonathan da Silva Pereira</text:p>
          </table:table-cell>
          <table:table-cell table:style-name="ce4"/>
          <table:table-cell office:value-type="string" table:style-name="ce4">
            <text:p>18/11/2013 12:34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3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1" table:visibility="filter">
          <table:table-cell office:value-type="float" office:value="282" table:style-name="ce4">
            <text:p>28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Casos de Testes Funcionais</text:p>
          </table:table-cell>
          <table:table-cell office:value-type="string" table:style-name="ce4">
            <text:p>Jonathan da Silva Pereira</text:p>
          </table:table-cell>
          <table:table-cell table:style-name="ce4"/>
          <table:table-cell office:value-type="string" table:style-name="ce4">
            <text:p>18/11/2013 12:33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3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0" table:visibility="filter">
          <table:table-cell office:value-type="float" office:value="281" table:style-name="ce4">
            <text:p>28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Modelo de Dados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28/11/2013 20:36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3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2" table:visibility="filter">
          <table:table-cell office:value-type="float" office:value="280" table:style-name="ce4">
            <text:p>28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Casos de Us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8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28 h</text:p>
          </table:table-cell>
          <table:table-cell table:number-columns-repeated="7" table:style-name="ce4"/>
          <table:table-cell office:value-type="string" table:style-name="ce4">
            <text:p>D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2" table:visibility="filter">
          <table:table-cell office:value-type="float" office:value="279" table:style-name="ce4">
            <text:p>27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sponibilizar os Relatórios de Mediçã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1/11/2013 19:38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18/11/2013 12:26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8" table:style-name="ce4">
            <text:p>27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sponibilizar Logs de Defeitos de Validaçã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7/11/2013 08:28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2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7" table:style-name="ce4">
            <text:p>27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sponibilizar Documento de Custos do Projeto</text:p>
          </table:table-cell>
          <table:table-cell office:value-type="string" table:style-name="ce4">
            <text:p>Jonathan da Silva Pereira</text:p>
          </table:table-cell>
          <table:table-cell table:style-name="ce4"/>
          <table:table-cell office:value-type="string" table:style-name="ce4">
            <text:p>18/11/2013 12:22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2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6" table:style-name="ce4">
            <text:p>27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lterar o Processo Padrã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20:00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18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5" table:style-name="ce4">
            <text:p>27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Documento de Análise de Viabilidade do Projet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8/11/2013 12:16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1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2" table:visibility="filter">
          <table:table-cell office:value-type="float" office:value="274" table:style-name="ce4">
            <text:p>27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a Matriz de Rastreabilidade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7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12 h</text:p>
          </table:table-cell>
          <table:table-cell table:number-columns-repeated="7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73" table:style-name="ce4">
            <text:p>27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o Termo de Abertura do Projet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20:09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08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272" table:style-name="ce4">
            <text:p>27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speção nos artefatos PCP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08 h</text:p>
          </table:table-cell>
          <table:table-cell table:number-columns-repeated="2" table:style-name="ce4"/>
          <table:table-cell office:value-type="date" office:date-value="2013-11-22T00:00:00" table:style-name="ce5">
            <text:p>22/11/2013</text:p>
          </table:table-cell>
          <table:table-cell office:value-type="date" office:date-value="2013-11-22T00:00:00" table:style-name="ce5">
            <text:p>22/11/201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18/11/2013 09:21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Guilherme Pereira de Paula</text:p>
          </table:table-cell>
          <table:table-cell table:number-columns-repeated="2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71" table:style-name="ce4">
            <text:p>27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Roteiros de Teste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09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18/11/2013 08:37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r o Plano de Qualidade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9/11/2013 20:10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08:29 h</text:p>
          </table:table-cell>
          <table:table-cell table:number-columns-repeated="7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9" table:style-name="ce4">
            <text:p>26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equipes Sprint 8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8 h</text:p>
          </table:table-cell>
          <table:table-cell table:number-columns-repeated="2" table:style-name="ce4"/>
          <table:table-cell office:value-type="date" office:date-value="2013-11-16T00:00:00" table:style-name="ce5">
            <text:p>16/11/2013</text:p>
          </table:table-cell>
          <table:table-cell office:value-type="date" office:date-value="2013-11-16T00:00:00" table:style-name="ce5">
            <text:p>16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6/11/2013 11:20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table:number-columns-repeated="4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8" table:style-name="ce4">
            <text:p>26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rmazenamento de anex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27/11/2013 23:13 h</text:p>
          </table:table-cell>
          <table:table-cell table:number-columns-repeated="2" table:style-name="ce4"/>
          <table:table-cell office:value-type="date" office:date-value="2013-11-16T00:00:00" table:style-name="ce5">
            <text:p>16/11/2013</text:p>
          </table:table-cell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6/11/2013 11:19 h</text:p>
          </table:table-cell>
          <table:table-cell table:number-columns-repeated="2" table:style-name="ce4"/>
          <table:table-cell office:value-type="string" table:style-name="ce4">
            <text:p>Bruno César</text:p>
          </table:table-cell>
          <table:table-cell office:value-type="string" table:style-name="ce4">
            <text:p>Cláudio Cavalcante Tonhá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67" table:style-name="ce4">
            <text:p>26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ocumentar Serviç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18/11/2013 19:45 h</text:p>
          </table:table-cell>
          <table:table-cell table:number-columns-repeated="2" table:style-name="ce4"/>
          <table:table-cell office:value-type="date" office:date-value="2013-11-16T00:00:00" table:style-name="ce5">
            <text:p>16/11/2013</text:p>
          </table:table-cell>
          <table:table-cell office:value-type="date" office:date-value="2013-11-19T00:00:00" table:style-name="ce5">
            <text:p>19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6/11/2013 11:18 h</text:p>
          </table:table-cell>
          <table:table-cell table:number-columns-repeated="2" table:style-name="ce4"/>
          <table:table-cell office:value-type="string" table:style-name="ce4">
            <text:p>Danilo Guimarães Justino Lemes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Hálisson Bruno Vitor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Homologação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29/11/2013 20:10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17T00:00:00" table:style-name="ce5">
            <text:p>17/11/2013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53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o Projeto e Construção do Produto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29/11/2013 20:11 h</text:p>
          </table:table-cell>
          <table:table-cell table:number-columns-repeated="2" table:style-name="ce4"/>
          <table:table-cell office:value-type="date" office:date-value="2013-11-26T00:00:00" table:style-name="ce5">
            <text:p>26/11/2013</text:p>
          </table:table-cell>
          <table:table-cell office:value-type="date" office:date-value="2013-12-02T00:00:00" table:style-name="ce5">
            <text:p>02/12/2013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14/11/2013 21:44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e Requisitos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2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38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2" table:style-name="ce4">
            <text:p>26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mponentes de seleção de data e hor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Ulysses <text:s/>Alexandre Alves</text:p>
          </table:table-cell>
          <table:table-cell office:value-type="string" table:style-name="ce4">
            <text:p>03/12/2013 08:2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4/11/2013 21:3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1" table:style-name="ce4">
            <text:p>26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Implementar layout da tela de impressão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1/12/2013 17:11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2-01T00:00:00" table:style-name="ce5">
            <text:p>01/12/201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14/11/2013 21:30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o Laudo de qualidade de produto e processo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9/11/2013 20:1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27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office:value-type="string" table:style-name="ce4">
            <text:p>Danillo Guimaraes de Oliveira</text:p>
          </table:table-cell>
          <table:table-cell table:number-columns-repeated="3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3" table:visibility="filter">
          <table:table-cell office:value-type="float" office:value="258" table:style-name="ce4">
            <text:p>25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oiar implantação do projeto 'relprev-webservice' no ambiente de homologação da Fábrica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3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20T00:00:00" table:style-name="ce5">
            <text:p>20/11/201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26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Bruno César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57" table:style-name="ce4">
            <text:p>25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o Registro e comunicação da linha base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9/11/2013 20:1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26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office:value-type="string" table:style-name="ce4">
            <text:p>Danillo Guimaraes de Oliveira</text:p>
          </table:table-cell>
          <table:table-cell table:number-columns-repeated="3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54" table:style-name="ce4">
            <text:p>25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e Relatório de acompanhamento do projeto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9/11/2013 20:13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20T00:00:00" table:style-name="ce5">
            <text:p>20/11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19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office:value-type="string" table:style-name="ce4">
            <text:p>Danillo Guimaraes de Oliveira</text:p>
          </table:table-cell>
          <table:table-cell table:number-columns-repeated="3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52" table:style-name="ce4">
            <text:p>25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Validação da Medição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3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17T00:00:00" table:style-name="ce5">
            <text:p>17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4/11/2013 21:11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51" table:style-name="ce4">
            <text:p>25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Manter diagrama ER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28/11/2013 20:36 h</text:p>
          </table:table-cell>
          <table:table-cell table:number-columns-repeated="2" table:style-name="ce4"/>
          <table:table-cell office:value-type="date" office:date-value="2013-11-09T00:00:00" table:style-name="ce5">
            <text:p>09/11/2013</text:p>
          </table:table-cell>
          <table:table-cell table:style-name="ce4"/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4/11/2013 19:15 h</text:p>
          </table:table-cell>
          <table:table-cell table:number-columns-repeated="2" table:style-name="ce4"/>
          <table:table-cell office:value-type="string" table:style-name="ce4">
            <text:p>Muryllo Tiraza Santos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50" table:style-name="ce4">
            <text:p>25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7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14/11/2013 14:03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14:0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49" table:style-name="ce4">
            <text:p>24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Gerenciamento de Cust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7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4/11/2013 14:03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office:value-type="string" table:style-name="ce4">
            <text:p>Gabriel Benicio Lopes Alves Damasceno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48" table:style-name="ce4">
            <text:p>24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tarefas não concluída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1/11/2013 19:21 h</text:p>
          </table:table-cell>
          <table:table-cell table:number-columns-repeated="2" table:style-name="ce4"/>
          <table:table-cell office:value-type="date" office:date-value="2013-11-13T00:00:00" table:style-name="ce5">
            <text:p>13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3/11/2013 15:3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47" table:style-name="ce4">
            <text:p>24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Sprint 8</text:p>
          </table:table-cell>
          <table:table-cell office:value-type="string" table:style-name="ce4">
            <text:p>Danillo Guimaraes de Oliveira</text:p>
          </table:table-cell>
          <table:table-cell table:style-name="ce4"/>
          <table:table-cell office:value-type="string" table:style-name="ce4">
            <text:p>03/12/2013 08:2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2-02T00:00:00" table:style-name="ce5">
            <text:p>02/12/2013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13/11/2013 15:2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45" table:style-name="ce4">
            <text:p>24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r/preparar ambiente de homologação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21/11/2013 19:28 h</text:p>
          </table:table-cell>
          <table:table-cell table:number-columns-repeated="2" table:style-name="ce4"/>
          <table:table-cell office:value-type="date" office:date-value="2013-11-13T00:00:00" table:style-name="ce5">
            <text:p>13/11/2013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3/11/2013 13:1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44" table:style-name="ce4">
            <text:p>24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inconsistências no plano de validação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4 h</text:p>
          </table:table-cell>
          <table:table-cell table:number-columns-repeated="2" table:style-name="ce4"/>
          <table:table-cell office:value-type="date" office:date-value="2013-11-13T00:00:00" table:style-name="ce5">
            <text:p>13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3/11/2013 13:16 h</text:p>
          </table:table-cell>
          <table:table-cell table:number-columns-repeated="2" table:style-name="ce4"/>
          <table:table-cell office:value-type="string" table:style-name="ce4">
            <text:p>Rafael Braga</text:p>
          </table:table-cell>
          <table:table-cell table:number-columns-repeated="4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xecutar checklists de medição e testes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4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3/11/2013 11:47 h</text:p>
          </table:table-cell>
          <table:table-cell table:number-columns-repeated="2" table:style-name="ce4"/>
          <table:table-cell office:value-type="string" table:style-name="ce4">
            <text:p>Rafael Braga</text:p>
          </table:table-cell>
          <table:table-cell table:number-columns-repeated="4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40" table:style-name="ce4">
            <text:p>24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Binding dos objetos dos controllers nos arquivos JSP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3/12/2013 08:21 h</text:p>
          </table:table-cell>
          <table:table-cell table:number-columns-repeated="2" table:style-name="ce4"/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2/11/2013 23:53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39" table:style-name="ce4">
            <text:p>23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Imediata</text:p>
          </table:table-cell>
          <table:table-cell office:value-type="string" table:style-name="ce4">
            <text:p>Fazer levantamento de inconsistências e corrigir artefatos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14/11/2013 19:46 h</text:p>
          </table:table-cell>
          <table:table-cell table:number-columns-repeated="2" table:style-name="ce4"/>
          <table:table-cell office:value-type="date" office:date-value="2013-11-12T00:00:00" table:style-name="ce5">
            <text:p>12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2/11/2013 20:12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Cláudio Cavalcante Tonhá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8" table:style-name="ce4">
            <text:p>23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 tela de dados gerais da ocorrênci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2/2013 08:20 h</text:p>
          </table:table-cell>
          <table:table-cell table:number-columns-repeated="2" table:style-name="ce4"/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2/11/2013 00:07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7" table:style-name="ce4">
            <text:p>23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Problema/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Fazer a coleta dos dados citados na descrição deste ticket da sprint 7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16/11/2013 21:39 h</text:p>
          </table:table-cell>
          <table:table-cell table:style-name="ce4"/>
          <table:table-cell office:value-type="string" table:style-name="ce4">
            <text:p>Versão 0.1</text:p>
          </table:table-cell>
          <table:table-cell office:value-type="date" office:date-value="2013-11-11T00:00:00" table:style-name="ce5">
            <text:p>11/11/2013</text:p>
          </table:table-cell>
          <table:table-cell office:value-type="date" office:date-value="2013-11-15T00:00:00" table:style-name="ce5">
            <text:p>15/11/201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11/11/2013 19:36 h</text:p>
          </table:table-cell>
          <table:table-cell table:number-columns-repeated="2" table:style-name="ce4"/>
          <table:table-cell office:value-type="string" table:style-name="ce4">
            <text:p>Rhaissa Nogueira Arantes</text:p>
          </table:table-cell>
          <table:table-cell office:value-type="string" table:style-name="ce4">
            <text:p>Herbert Batista Nun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36" table:style-name="ce4">
            <text:p>23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Problema/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Fazer a coleta dos dados citados na descrição deste ticket da sprint 7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9/11/2013 00:25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7T00:00:00" table:style-name="ce5">
            <text:p>17/11/2013</text:p>
          </table:table-cell>
          <table:table-cell table:style-name="ce4"/>
          <table:table-cell office:value-type="float" office:value="7" table:style-name="ce4">
            <text:p>7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19:33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table:number-columns-repeated="4" table:style-name="ce4"/>
          <table:table-cell office:value-type="string" table:style-name="ce4">
            <text:p>MED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235" table:style-name="ce4">
            <text:p>23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licar checklist para gerência de configuração e projetos.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6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19:13 h</text:p>
          </table:table-cell>
          <table:table-cell table:number-columns-repeated="2" table:style-name="ce4"/>
          <table:table-cell office:value-type="string" table:style-name="ce4">
            <text:p>Jonathan da Silva Pereira</text:p>
          </table:table-cell>
          <table:table-cell table:number-columns-repeated="4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4" table:style-name="ce4">
            <text:p>23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r métricas no Sonar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11/11/2013 16:42 h</text:p>
          </table:table-cell>
          <table:table-cell table:style-name="ce4"/>
          <table:table-cell office:value-type="string" table:style-name="ce4">
            <text:p>Versão 0.2</text:p>
          </table:table-cell>
          <table:table-cell office:value-type="date" office:date-value="2013-11-11T00:00:00" table:style-name="ce5">
            <text:p>11/11/2013</text:p>
          </table:table-cell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1/11/2013 16:42 h</text:p>
          </table:table-cell>
          <table:table-cell table:number-columns-repeated="2" table:style-name="ce4"/>
          <table:table-cell office:value-type="string" table:style-name="ce4">
            <text:p>Benedito Cardoso dos Santos Neto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Fellipe Cesar <text:s/>Fernandes Pinheiro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3" table:style-name="ce4">
            <text:p>23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Testes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28/11/2013 13:14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1/11/2013 08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2" table:style-name="ce4">
            <text:p>23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Arquitetura e Projeto Detalhado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11/11/2013 15:18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1/11/2013 08:5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1" table:style-name="ce4">
            <text:p>23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Gerência de Projetos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Fellipe Cesar <text:s/>Fernandes Pinheiro</text:p>
          </table:table-cell>
          <table:table-cell office:value-type="string" table:style-name="ce4">
            <text:p>11/11/2013 08:51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1/11/2013 08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0" table:style-name="ce4">
            <text:p>23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Gerência de Configuração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1/11/2013 20:11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4">
            <text:p>2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08:3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9" table:style-name="ce4">
            <text:p>22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Medição e Requisitos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14/11/2013 14:44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08:3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28" table:style-name="ce4">
            <text:p>22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justar framework de persistência a regras de Auditoria e Versionamento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4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08:04 h</text:p>
          </table:table-cell>
          <table:table-cell table:number-columns-repeated="5" table:style-name="ce4"/>
          <table:table-cell office:value-type="float" office:value="347" table:style-name="ce4">
            <text:p>347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7" table:style-name="ce4">
            <text:p>22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e repositórios e webservices de CRUD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4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21:57 h</text:p>
          </table:table-cell>
          <table:table-cell table:number-columns-repeated="5" table:style-name="ce4"/>
          <table:table-cell office:value-type="float" office:value="348" table:style-name="ce4">
            <text:p>348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26" table:style-name="ce4">
            <text:p>22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ção do Build Maven para Construção local e no ambiente da Fábrica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3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21:54 h</text:p>
          </table:table-cell>
          <table:table-cell table:number-columns-repeated="5" table:style-name="ce4"/>
          <table:table-cell office:value-type="float" office:value="381" table:style-name="ce4">
            <text:p>381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5" table:style-name="ce4">
            <text:p>22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CRUD de relatorio e eloSipaer no client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23 h</text:p>
          </table:table-cell>
          <table:table-cell table:number-columns-repeated="2" table:style-name="ce4"/>
          <table:table-cell office:value-type="date" office:date-value="2013-11-10T00:00:00" table:style-name="ce5">
            <text:p>10/11/2013</text:p>
          </table:table-cell>
          <table:table-cell table:style-name="ce4"/>
          <table:table-cell office:value-type="float" office:value="24" table:style-name="ce4">
            <text:p>24</text:p>
          </table:table-cell>
          <table:table-cell office:value-type="float" office:value="24" table:style-name="ce4">
            <text:p>2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13:15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4" table:style-name="ce4">
            <text:p>22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ção de sessão, alteração dos caminhos das páginas, autenticação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10/11/2013 11:56 h</text:p>
          </table:table-cell>
          <table:table-cell table:number-columns-repeated="2" table:style-name="ce4"/>
          <table:table-cell office:value-type="date" office:date-value="2013-11-10T00:00:00" table:style-name="ce5">
            <text:p>10/11/2013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10/11/2013 11:5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3" table:style-name="ce4">
            <text:p>22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template/layout das demais páginas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14/11/2013 21:41 h</text:p>
          </table:table-cell>
          <table:table-cell table:number-columns-repeated="2" table:style-name="ce4"/>
          <table:table-cell office:value-type="date" office:date-value="2013-11-10T00:00:00" table:style-name="ce5">
            <text:p>10/11/2013</text:p>
          </table:table-cell>
          <table:table-cell office:value-type="date" office:date-value="2013-11-10T00:00:00" table:style-name="ce5">
            <text:p>10/11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11:1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2" table:style-name="ce4">
            <text:p>22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6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8 h</text:p>
          </table:table-cell>
          <table:table-cell table:style-name="ce4"/>
          <table:table-cell office:value-type="string" table:style-name="ce4">
            <text:p>Versão 1.0</text:p>
          </table:table-cell>
          <table:table-cell office:value-type="date" office:date-value="2013-11-10T00:00:00" table:style-name="ce5">
            <text:p>10/11/2013</text:p>
          </table:table-cell>
          <table:table-cell office:value-type="date" office:date-value="2013-11-10T00:00:00" table:style-name="ce5">
            <text:p>10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10:46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1" table:style-name="ce4">
            <text:p>22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ção do plano de Validação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9/11/2013 14:56 h</text:p>
          </table:table-cell>
          <table:table-cell table:number-columns-repeated="2" table:style-name="ce4"/>
          <table:table-cell office:value-type="date" office:date-value="2013-11-09T00:00:00" table:style-name="ce5">
            <text:p>09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9/11/2013 14:3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0" table:style-name="ce4">
            <text:p>22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Criação de relatório estado de configuração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28/11/2013 19:15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1/2013 21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9" table:style-name="ce4">
            <text:p>21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e WebService de Relator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3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1/2013 15:14 h</text:p>
          </table:table-cell>
          <table:table-cell table:number-columns-repeated="2" table:style-name="ce4"/>
          <table:table-cell office:value-type="string" table:style-name="ce4">
            <text:p>Bruno Césa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Rogério Tristao Junior</text:p>
          </table:table-cell>
          <table:table-cell office:value-type="float" office:value="284" table:style-name="ce4">
            <text:p>284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r Projeto Detalhado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1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08/11/2013 00:17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7" table:style-name="ce4">
            <text:p>21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ternacionalização do front-end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2/2013 08:2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7/11/2013 23:13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6" table:style-name="ce4">
            <text:p>21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Relatório estado da configuração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3 h</text:p>
          </table:table-cell>
          <table:table-cell table:style-name="ce4"/>
          <table:table-cell office:value-type="string" table:style-name="ce4">
            <text:p>Versão 0.2</text:p>
          </table:table-cell>
          <table:table-cell office:value-type="date" office:date-value="2013-11-05T00:00:00" table:style-name="ce5">
            <text:p>05/11/2013</text:p>
          </table:table-cell>
          <table:table-cell office:value-type="date" office:date-value="2013-11-11T00:00:00" table:style-name="ce5">
            <text:p>11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7/11/2013 18:18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5" table:style-name="ce4">
            <text:p>21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relatório de não conformidade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5 h</text:p>
          </table:table-cell>
          <table:table-cell table:style-name="ce4"/>
          <table:table-cell office:value-type="string" table:style-name="ce4">
            <text:p>Versão 0.2</text:p>
          </table:table-cell>
          <table:table-cell office:value-type="date" office:date-value="2013-11-07T00:00:00" table:style-name="ce5">
            <text:p>07/11/2013</text:p>
          </table:table-cell>
          <table:table-cell office:value-type="date" office:date-value="2013-11-08T00:00:00" table:style-name="ce5">
            <text:p>08/11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7/11/2013 17:58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4" table:style-name="ce4">
            <text:p>21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r lista de artefatos controlado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8 h</text:p>
          </table:table-cell>
          <table:table-cell table:number-columns-repeated="2" table:style-name="ce4"/>
          <table:table-cell office:value-type="date" office:date-value="2013-11-07T00:00:00" table:style-name="ce5">
            <text:p>07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7/11/2013 17:57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r Documento de Arquitetur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9/11/2013 20:17 h</text:p>
          </table:table-cell>
          <table:table-cell table:style-name="ce4"/>
          <table:table-cell office:value-type="string" table:style-name="ce4">
            <text:p>Versão 0.1</text:p>
          </table:table-cell>
          <table:table-cell office:value-type="date" office:date-value="2013-11-05T00:00:00" table:style-name="ce5">
            <text:p>05/11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5/11/2013 15:18 h</text:p>
          </table:table-cell>
          <table:table-cell table:number-columns-repeated="2" table:style-name="ce4"/>
          <table:table-cell office:value-type="string" table:style-name="ce4">
            <text:p>Thais Cardoso Moura de Souz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2" table:style-name="ce4">
            <text:p>21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gistrar e comunicar a baseline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7/11/2013 18:17 h</text:p>
          </table:table-cell>
          <table:table-cell table:style-name="ce4"/>
          <table:table-cell office:value-type="string" table:style-name="ce4">
            <text:p>Versão 0.1</text:p>
          </table:table-cell>
          <table:table-cell office:value-type="date" office:date-value="2013-11-08T00:00:00" table:style-name="ce5">
            <text:p>08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5/11/2013 14:2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1" table:style-name="ce4">
            <text:p>21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Relatório estado da configuração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3 h</text:p>
          </table:table-cell>
          <table:table-cell table:style-name="ce4"/>
          <table:table-cell office:value-type="string" table:style-name="ce4">
            <text:p>Versão 0.2</text:p>
          </table:table-cell>
          <table:table-cell office:value-type="date" office:date-value="2013-11-05T00:00:00" table:style-name="ce5">
            <text:p>05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5/11/2013 14:21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0" table:style-name="ce4">
            <text:p>21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Tratar inconformidades de tarefas não concluidas nas respectivas sprint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1/11/2013 19:19 h</text:p>
          </table:table-cell>
          <table:table-cell table:number-columns-repeated="2" table:style-name="ce4"/>
          <table:table-cell office:value-type="date" office:date-value="2013-11-05T00:00:00" table:style-name="ce5">
            <text:p>05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5/11/2013 13:04 h</text:p>
          </table:table-cell>
          <table:table-cell table:number-columns-repeated="2" table:style-name="ce4"/>
          <table:table-cell office:value-type="string" table:style-name="ce4">
            <text:p>Thiago Fernandes De Aguia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9" table:style-name="ce4">
            <text:p>20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r plano de GCO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5/11/2013 12:50 h</text:p>
          </table:table-cell>
          <table:table-cell table:style-name="ce4"/>
          <table:table-cell office:value-type="string" table:style-name="ce4">
            <text:p>Versão 0.1</text:p>
          </table:table-cell>
          <table:table-cell office:value-type="date" office:date-value="2013-11-05T00:00:00" table:style-name="ce5">
            <text:p>05/11/2013</text:p>
          </table:table-cell>
          <table:table-cell office:value-type="date" office:date-value="2013-11-08T00:00:00" table:style-name="ce5">
            <text:p>08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05/11/2013 12:4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7" table:style-name="ce4">
            <text:p>20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tegração inicial do front-end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3/12/2013 08:1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8T00:00:00" table:style-name="ce5">
            <text:p>08/11/2013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4/11/2013 19:19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6" table:style-name="ce4">
            <text:p>20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Implementar layout das telas de configuração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3/12/2013 08:18 h</text:p>
          </table:table-cell>
          <table:table-cell table:number-columns-repeated="2" table:style-name="ce4"/>
          <table:table-cell office:value-type="date" office:date-value="2013-11-03T00:00:00" table:style-name="ce5">
            <text:p>03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1/2013 23:43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5" table:style-name="ce4">
            <text:p>20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s telas de "Impressão" e "RSV"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3/12/2013 08:18 h</text:p>
          </table:table-cell>
          <table:table-cell table:number-columns-repeated="2" table:style-name="ce4"/>
          <table:table-cell office:value-type="date" office:date-value="2013-11-03T00:00:00" table:style-name="ce5">
            <text:p>03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1/2013 23:4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4" table:style-name="ce4">
            <text:p>20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mitir relatório de não conformidade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3/11/2013 01:06 h</text:p>
          </table:table-cell>
          <table:table-cell table:number-columns-repeated="2" table:style-name="ce4"/>
          <table:table-cell office:value-type="date" office:date-value="2013-11-03T00:00:00" table:style-name="ce5">
            <text:p>03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1/2013 00:5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3" table:style-name="ce4">
            <text:p>20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mitir relatório de tarefas não concluidas em sprints já encerrado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3/11/2013 00:53 h</text:p>
          </table:table-cell>
          <table:table-cell table:number-columns-repeated="2" table:style-name="ce4"/>
          <table:table-cell office:value-type="date" office:date-value="2013-11-02T00:00:00" table:style-name="ce5">
            <text:p>02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2/11/2013 23:58 h</text:p>
          </table:table-cell>
          <table:table-cell table:number-columns-repeated="2" table:style-name="ce4"/>
          <table:table-cell office:value-type="string" table:style-name="ce4">
            <text:p>Gustavo Martins Teixeira Borges</text:p>
          </table:table-cell>
          <table:table-cell office:value-type="string" table:style-name="ce4">
            <text:p>Thiago Fernandes De Aguiar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2" table:style-name="ce4">
            <text:p>20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8/11/2013 19:3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1" table:style-name="ce4">
            <text:p>20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07/11/2013 21:2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0" table:style-name="ce4">
            <text:p>20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9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9" table:style-name="ce4">
            <text:p>19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15" table:style-name="ce4">
            <text:p>0,15</text:p>
          </table:table-cell>
          <table:table-cell office:value-type="float" office:value="0.15" table:style-name="ce4">
            <text:p>0,1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8 h</text:p>
          </table:table-cell>
          <table:table-cell table:number-columns-repeated="5" table:style-name="ce4"/>
          <table:table-cell office:value-type="float" office:value="361" table:style-name="ce4">
            <text:p>361</text:p>
          </table:table-cell>
          <table:table-cell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8" table:style-name="ce4">
            <text:p>19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Ulysses <text:s/>Alexandre Alves</text:p>
          </table:table-cell>
          <table:table-cell office:value-type="string" table:style-name="ce4">
            <text:p>13/11/2013 21:3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7" table:style-name="ce4">
            <text:p>19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07/11/2013 19:5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6" table:style-name="ce4">
            <text:p>19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rtur Pascualote <text:s/>Santos</text:p>
          </table:table-cell>
          <table:table-cell office:value-type="string" table:style-name="ce4">
            <text:p>07/11/2013 19:5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5" table:style-name="ce4">
            <text:p>19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7/11/2013 13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4" table:style-name="ce4">
            <text:p>19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7/11/2013 19:3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3" table:style-name="ce4">
            <text:p>19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Rúben Borges Ramos</text:p>
          </table:table-cell>
          <table:table-cell office:value-type="string" table:style-name="ce4">
            <text:p>01/12/2013 15:1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5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2" table:style-name="ce4">
            <text:p>19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13/11/2013 21:3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1" table:style-name="ce4">
            <text:p>19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13/11/2013 21:3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0" table:style-name="ce4">
            <text:p>19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table:style-name="ce4"/>
          <table:table-cell office:value-type="string" table:style-name="ce4">
            <text:p>07/11/2013 20:0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9" table:style-name="ce4">
            <text:p>18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Natan Pimenta da Silva</text:p>
          </table:table-cell>
          <table:table-cell office:value-type="string" table:style-name="ce4">
            <text:p>13/11/2013 21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8" table:style-name="ce4">
            <text:p>18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08/11/2013 20:0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3 h</text:p>
          </table:table-cell>
          <table:table-cell table:number-columns-repeated="5" table:style-name="ce4"/>
          <table:table-cell office:value-type="float" office:value="257" table:style-name="ce4">
            <text:p>257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7" table:style-name="ce4">
            <text:p>18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13/11/2013 21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6" table:style-name="ce4">
            <text:p>18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13/11/2013 21:3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5" table:style-name="ce4">
            <text:p>18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5/11/2013 11:2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4" table:style-name="ce4">
            <text:p>18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2T00:00:00" table:style-name="ce5">
            <text:p>02/11/2013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9 h</text:p>
          </table:table-cell>
          <table:table-cell table:number-columns-repeated="5" table:style-name="ce4"/>
          <table:table-cell office:value-type="float" office:value="218" table:style-name="ce4">
            <text:p>218</text:p>
          </table:table-cell>
          <table:table-cell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3" table:style-name="ce4">
            <text:p>18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08/11/2013 20:1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2" table:style-name="ce4">
            <text:p>18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13/11/2013 21:3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1" table:style-name="ce4">
            <text:p>18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07/11/2013 19:4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0" table:style-name="ce4">
            <text:p>18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07/11/2013 15:0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4 h</text:p>
          </table:table-cell>
          <table:table-cell table:number-columns-repeated="5" table:style-name="ce4"/>
          <table:table-cell office:value-type="float" office:value="246" table:style-name="ce4">
            <text:p>246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9" table:style-name="ce4">
            <text:p>17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13/11/2013 21:2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8" table:style-name="ce4">
            <text:p>17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8/11/2013 19:4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7" table:style-name="ce4">
            <text:p>17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Ulysses <text:s/>Alexandre Alves</text:p>
          </table:table-cell>
          <table:table-cell office:value-type="string" table:style-name="ce4">
            <text:p>28/11/2013 19:4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6" table:style-name="ce4">
            <text:p>17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07/11/2013 19:5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5" table:style-name="ce4">
            <text:p>17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5T00:00:00" table:style-name="ce5">
            <text:p>05/11/2013</text:p>
          </table:table-cell>
          <table:table-cell office:value-type="float" office:value="0.25" table:style-name="ce4">
            <text:p>0,25</text:p>
          </table:table-cell>
          <table:table-cell office:value-type="float" office:value="0.5" table:style-name="ce4">
            <text:p>0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3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4" table:style-name="ce4">
            <text:p>17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07/11/2013 20:5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3" table:style-name="ce4">
            <text:p>17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28/11/2013 19:4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2" table:style-name="ce4">
            <text:p>17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7/11/2013 13:3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1" table:style-name="ce4">
            <text:p>17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1/2013 15:1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0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0" table:style-name="ce4">
            <text:p>17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28/11/2013 19:4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0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9" table:style-name="ce4">
            <text:p>16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Rúben Borges Ramos</text:p>
          </table:table-cell>
          <table:table-cell office:value-type="string" table:style-name="ce4">
            <text:p>01/12/2013 15:1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0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8" table:style-name="ce4">
            <text:p>16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28/11/2013 19:4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7" table:style-name="ce4">
            <text:p>16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28/11/2013 19:4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6" table:style-name="ce4">
            <text:p>16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Natan Pimenta da Silva</text:p>
          </table:table-cell>
          <table:table-cell office:value-type="string" table:style-name="ce4">
            <text:p>02/11/2013 00:1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8 h</text:p>
          </table:table-cell>
          <table:table-cell table:number-columns-repeated="5" table:style-name="ce4"/>
          <table:table-cell office:value-type="float" office:value="29" table:style-name="ce4">
            <text:p>29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5" table:style-name="ce4">
            <text:p>16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8/11/2013 19:3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4" table:style-name="ce4">
            <text:p>16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26/11/2013 11:2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3" table:style-name="ce4">
            <text:p>16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7/11/2013 21:4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2" table:style-name="ce4">
            <text:p>16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28/11/2013 19:3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9" table:visibility="filter">
          <table:table-cell office:value-type="float" office:value="161" table:style-name="ce4">
            <text:p>16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5/11/2013 11:4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60" table:style-name="ce4">
            <text:p>16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2T00:00:00" table:style-name="ce5">
            <text:p>02/11/2013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5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9" table:style-name="ce4">
            <text:p>15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08/11/2013 20:2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4" table:visibility="filter">
          <table:table-cell office:value-type="float" office:value="158" table:style-name="ce4">
            <text:p>15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5" table:visibility="filter">
          <table:table-cell office:value-type="float" office:value="157" table:style-name="ce4">
            <text:p>15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Herbert Batista Nunes</text:p>
          </table:table-cell>
          <table:table-cell office:value-type="string" table:style-name="ce4">
            <text:p>28/11/2013 19:3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56" table:style-name="ce4">
            <text:p>15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28/11/2013 19:3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5" table:style-name="ce4">
            <text:p>15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13/11/2013 13:4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3 h</text:p>
          </table:table-cell>
          <table:table-cell table:number-columns-repeated="5" table:style-name="ce4"/>
          <table:table-cell office:value-type="float" office:value="246" table:style-name="ce4">
            <text:p>246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4" table:style-name="ce4">
            <text:p>15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28/11/2013 19:2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3" table:style-name="ce4">
            <text:p>15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08/11/2013 19:3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2" table:style-name="ce4">
            <text:p>15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estrutura de diretóri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07/11/2013 21:2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51" table:style-name="ce4">
            <text:p>15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07/11/2013 19:5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1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149" table:style-name="ce4">
            <text:p>14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estrutura de diretóri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1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48" table:style-name="ce4">
            <text:p>14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12/11/2013 20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2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7" table:style-name="ce4">
            <text:p>14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4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2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6" table:style-name="ce4">
            <text:p>14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estrutura de diretóri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07/11/2013 15:1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25 h</text:p>
          </table:table-cell>
          <table:table-cell table:number-columns-repeated="5" table:style-name="ce4"/>
          <table:table-cell office:value-type="float" office:value="246" table:style-name="ce4">
            <text:p>246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5" table:style-name="ce4">
            <text:p>14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12/11/2013 20:3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2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144" table:style-name="ce4">
            <text:p>14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Fazer a validação do Plano de medição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20:19 h</text:p>
          </table:table-cell>
          <table:table-cell table:number-columns-repeated="2" table:style-name="ce4"/>
          <table:table-cell office:value-type="date" office:date-value="2013-11-04T00:00:00" table:style-name="ce5">
            <text:p>04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04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3" table:style-name="ce4">
            <text:p>14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e WebService de Relatórios de Prevenção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9:54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Rogério Tristao Junior</text:p>
          </table:table-cell>
          <table:table-cell office:value-type="float" office:value="368" table:style-name="ce4">
            <text:p>368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Relatóri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2/11/2013 16:5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1/2013 16:46 h</text:p>
          </table:table-cell>
          <table:table-cell table:number-columns-repeated="2" table:style-name="ce4"/>
          <table:table-cell office:value-type="string" table:style-name="ce4">
            <text:p>Cláudio Cavalcante Tonhá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Arthur Melo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artefato "procedimentos de implantação"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5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office:value-type="date" office:date-value="2013-11-12T00:00:00" table:style-name="ce5">
            <text:p>12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6:42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Danillo Pinheiro Neto</text:p>
          </table:table-cell>
          <table:table-cell office:value-type="float" office:value="360" table:style-name="ce4">
            <text:p>360</text:p>
          </table:table-cell>
          <table:table-cell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40" table:style-name="ce4">
            <text:p>14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pecificar API do crud de relatóri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2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12" table:style-name="ce4">
            <text:p>1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6:40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Danilo Guimarães Justino Lemes</text:p>
          </table:table-cell>
          <table:table-cell table:number-columns-repeated="2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9" table:style-name="ce4">
            <text:p>13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Banco de Dad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28/11/2013 20:3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34 h</text:p>
          </table:table-cell>
          <table:table-cell table:number-columns-repeated="2" table:style-name="ce4"/>
          <table:table-cell office:value-type="string" table:style-name="ce4">
            <text:p>Muryllo Tiraza Santos</text:p>
          </table:table-cell>
          <table:table-cell office:value-type="string" table:style-name="ce4">
            <text:p>Danillo Guimaraes de Oliveira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8" table:style-name="ce4">
            <text:p>13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Sprint 7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9/11/2013 14:18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1-15T00:00:00" table:style-name="ce5">
            <text:p>15/11/2013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01/11/2013 13:2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gistro de testes unitários e de integ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1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21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6" table:style-name="ce4">
            <text:p>13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Laudo de qualidade do requisito(Aderência a ieee 830)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11/11/2013 12:0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1/2013 13:20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Arthur Melo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nálise de dados coletados pela medi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9/11/2013 00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01/11/2013 13:18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table:number-columns-repeated="4" table:style-name="ce4"/>
          <table:table-cell office:value-type="string" table:style-name="ce4">
            <text:p>MED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Laudo de qualidade de produto e process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08/11/2013 19:3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18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office:value-type="string" table:style-name="ce4">
            <text:p>Benedito Cardoso dos Santos Neto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ratamento de não conformidades até Sprint 5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29/11/2013 20:09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01/11/2013 13:17 h</text:p>
          </table:table-cell>
          <table:table-cell table:number-columns-repeated="2" table:style-name="ce4"/>
          <table:table-cell office:value-type="string" table:style-name="ce4">
            <text:p>Benedito Cardoso dos Santos Neto</text:p>
          </table:table-cell>
          <table:table-cell office:value-type="string" table:style-name="ce4">
            <text:p>Gabriel de Oliveira Moreir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2" table:style-name="ce4">
            <text:p>13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de status da configuração da Sprint 5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1/11/2013 21:2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15 h</text:p>
          </table:table-cell>
          <table:table-cell table:number-columns-repeated="2" table:style-name="ce4"/>
          <table:table-cell office:value-type="string" table:style-name="ce4">
            <text:p>Daniella <text:s/>de Oliveira Costa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Thiago Fernandes De Aguiar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1" table:style-name="ce4">
            <text:p>13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uditoria de configuração até a Sprint 5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1/11/2013 21:3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15 h</text:p>
          </table:table-cell>
          <table:table-cell table:number-columns-repeated="2" table:style-name="ce4"/>
          <table:table-cell office:value-type="string" table:style-name="ce4">
            <text:p>Daniella <text:s/>de Oliveira Costa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Marcos Paulo Vieira De Melo Junior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0" table:style-name="ce4">
            <text:p>13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Orçament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19:5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12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Emerson José Porfírio</text:p>
          </table:table-cell>
          <table:table-cell table:number-columns-repeated="2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9" table:style-name="ce4">
            <text:p>12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timativas de tamanho/complexidad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1/11/2013 10:5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1/2013 13:11 h</text:p>
          </table:table-cell>
          <table:table-cell table:number-columns-repeated="2" table:style-name="ce4"/>
          <table:table-cell office:value-type="string" table:style-name="ce4">
            <text:p>Lucas Carvalho Lima</text:p>
          </table:table-cell>
          <table:table-cell office:value-type="string" table:style-name="ce4">
            <text:p>Antônio Carlos de Freitas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8" table:style-name="ce4">
            <text:p>12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Atividades da Sprint 6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1T00:00:00" table:style-name="ce5">
            <text:p>01/11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08:58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6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1T00:00:00" table:style-name="ce5">
            <text:p>01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08:55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table:number-columns-repeated="4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6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1 h</text:p>
          </table:table-cell>
          <table:table-cell table:number-columns-repeated="2" table:style-name="ce4"/>
          <table:table-cell office:value-type="date" office:date-value="2013-11-07T00:00:00" table:style-name="ce5">
            <text:p>07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08:41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s Diretórios dos Relatórios Individuai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1T00:00:00" table:style-name="ce5">
            <text:p>01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08:27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4" table:style-name="ce4">
            <text:p>12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ções do framework vraptor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2/11/2013 15:46 h</text:p>
          </table:table-cell>
          <table:table-cell table:number-columns-repeated="2" table:style-name="ce4"/>
          <table:table-cell office:value-type="date" office:date-value="2013-10-31T00:00:00" table:style-name="ce5">
            <text:p>31/10/2013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1/10/2013 20:37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3" table:style-name="ce4">
            <text:p>12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 documento sobre a api de requisição ajax dos gráficos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1/11/2013 19:09 h</text:p>
          </table:table-cell>
          <table:table-cell table:number-columns-repeated="2" table:style-name="ce4"/>
          <table:table-cell office:value-type="date" office:date-value="2013-10-08T00:00:00" table:style-name="ce5">
            <text:p>08/10/2013</text:p>
          </table:table-cell>
          <table:table-cell table:style-name="ce4"/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27/10/2013 15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2" table:style-name="ce4">
            <text:p>12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reencher planilha GRE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29/11/2013 16:17 h</text:p>
          </table:table-cell>
          <table:table-cell table:number-columns-repeated="2" table:style-name="ce4"/>
          <table:table-cell office:value-type="date" office:date-value="2013-10-26T00:00:00" table:style-name="ce5">
            <text:p>26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26/10/2013 07:25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1" table:style-name="ce4">
            <text:p>12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5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1/11/2013 08:41 h</text:p>
          </table:table-cell>
          <table:table-cell table:number-columns-repeated="2" table:style-name="ce4"/>
          <table:table-cell office:value-type="date" office:date-value="2013-10-31T00:00:00" table:style-name="ce5">
            <text:p>31/10/2013</text:p>
          </table:table-cell>
          <table:table-cell office:value-type="date" office:date-value="2013-10-31T00:00:00" table:style-name="ce5">
            <text:p>31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5/10/2013 22:0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0" table:style-name="ce4">
            <text:p>12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4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7/10/2013 11:59 h</text:p>
          </table:table-cell>
          <table:table-cell table:number-columns-repeated="2" table:style-name="ce4"/>
          <table:table-cell office:value-type="date" office:date-value="2013-10-25T00:00:00" table:style-name="ce5">
            <text:p>25/10/2013</text:p>
          </table:table-cell>
          <table:table-cell office:value-type="date" office:date-value="2013-10-25T00:00:00" table:style-name="ce5">
            <text:p>25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5/10/2013 22:0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9" table:style-name="ce4">
            <text:p>11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nomenclatura dos arquivos do GR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2 h</text:p>
          </table:table-cell>
          <table:table-cell table:number-columns-repeated="2" table:style-name="ce4"/>
          <table:table-cell office:value-type="date" office:date-value="2013-10-25T00:00:00" table:style-name="ce5">
            <text:p>25/10/2013</text:p>
          </table:table-cell>
          <table:table-cell office:value-type="date" office:date-value="2013-10-25T00:00:00" table:style-name="ce5">
            <text:p>25/10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5/10/2013 22:00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8" table:style-name="ce4">
            <text:p>11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Sprint 6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3/12/2013 08:20 h</text:p>
          </table:table-cell>
          <table:table-cell table:number-columns-repeated="2" table:style-name="ce4"/>
          <table:table-cell office:value-type="date" office:date-value="2013-10-08T00:00:00" table:style-name="ce5">
            <text:p>08/10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148.6" table:style-name="ce4">
            <text:p>148,6</text:p>
          </table:table-cell>
          <table:table-cell office:value-type="float" office:value="0" table:style-name="ce4">
            <text:p>0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25/10/2013 21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7" table:style-name="ce4">
            <text:p>11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GCO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02/12/2013 06:4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15.6" table:style-name="ce4">
            <text:p>15,6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5/10/2013 21:20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6" table:style-name="ce4">
            <text:p>11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s abas "Ações Recomendadas" e "Observações"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3/12/2013 08:18 h</text:p>
          </table:table-cell>
          <table:table-cell table:number-columns-repeated="2" table:style-name="ce4"/>
          <table:table-cell office:value-type="date" office:date-value="2013-10-22T00:00:00" table:style-name="ce5">
            <text:p>22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2/10/2013 23:53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5" table:style-name="ce4">
            <text:p>11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s abas "Encaminhamento" e "Resposta"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2/2013 08:17 h</text:p>
          </table:table-cell>
          <table:table-cell table:number-columns-repeated="2" table:style-name="ce4"/>
          <table:table-cell office:value-type="date" office:date-value="2013-10-22T00:00:00" table:style-name="ce5">
            <text:p>22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2/10/2013 23:5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4" table:style-name="ce4">
            <text:p>11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layout da tela inicial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3/12/2013 08:16 h</text:p>
          </table:table-cell>
          <table:table-cell table:number-columns-repeated="2" table:style-name="ce4"/>
          <table:table-cell office:value-type="date" office:date-value="2013-10-22T00:00:00" table:style-name="ce5">
            <text:p>22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4">
            <text:p>1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2/10/2013 23:45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r Hudson e Sonar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07/11/2013 08:06 h</text:p>
          </table:table-cell>
          <table:table-cell table:number-columns-repeated="2" table:style-name="ce4"/>
          <table:table-cell office:value-type="date" office:date-value="2013-10-25T00:00:00" table:style-name="ce5">
            <text:p>25/10/2013</text:p>
          </table:table-cell>
          <table:table-cell office:value-type="date" office:date-value="2013-10-31T00:00:00" table:style-name="ce5">
            <text:p>31/10/201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2/10/2013 23:15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Artifactory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5 h</text:p>
          </table:table-cell>
          <table:table-cell table:number-columns-repeated="2" table:style-name="ce4"/>
          <table:table-cell office:value-type="date" office:date-value="2013-10-21T00:00:00" table:style-name="ce5">
            <text:p>21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0/2013 10:03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table:number-columns-repeated="2" table:style-name="ce4"/>
          <table:table-cell office:value-type="float" office:value="165" table:style-name="ce4">
            <text:p>165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Hudson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Rúben Borges Ramos</text:p>
          </table:table-cell>
          <table:table-cell office:value-type="string" table:style-name="ce4">
            <text:p>01/12/2013 15:22 h</text:p>
          </table:table-cell>
          <table:table-cell table:number-columns-repeated="2" table:style-name="ce4"/>
          <table:table-cell office:value-type="date" office:date-value="2013-10-21T00:00:00" table:style-name="ce5">
            <text:p>21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0/2013 10:02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0" table:style-name="ce4">
            <text:p>11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 tela de login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2/2013 08:15 h</text:p>
          </table:table-cell>
          <table:table-cell table:number-columns-repeated="2" table:style-name="ce4"/>
          <table:table-cell office:value-type="date" office:date-value="2013-10-19T00:00:00" table:style-name="ce5">
            <text:p>19/10/2013</text:p>
          </table:table-cell>
          <table:table-cell office:value-type="date" office:date-value="2013-10-22T00:00:00" table:style-name="ce5">
            <text:p>22/10/201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0/10/2013 01:56 h</text:p>
          </table:table-cell>
          <table:table-cell table:number-columns-repeated="5" table:style-name="ce4"/>
          <table:table-cell office:value-type="float" office:value="144" table:style-name="ce4">
            <text:p>144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9" table:style-name="ce4">
            <text:p>10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reencher Planilha do MPS.BR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11/11/2013 15:16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0/2013 23:14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Fellipe Cesar <text:s/>Fernandes Pinheiro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8" table:style-name="ce4">
            <text:p>10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Teste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Casos de Testes Funcionai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18/11/2013 22:39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42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Andressa <text:s/>Guimaraes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Depência de Componentes extern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22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41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Usabilidad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3/12/2013 21:43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1-29T00:00:00" table:style-name="ce5">
            <text:p>29/11/2013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9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105" table:style-name="ce4">
            <text:p>10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Manutenibilidad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10/11/2013 23:39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0/2013 21:38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Desempenh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28/11/2013 19:38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7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3" table:style-name="ce4">
            <text:p>10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Portabilidad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28/11/2013 19:36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6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2" table:style-name="ce4">
            <text:p>10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abilidade e Tolerãncia a falha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3/12/2013 21:39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5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01" table:style-name="ce4">
            <text:p>10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specto de Segurança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31/10/2013 20:00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3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0" table:style-name="ce4">
            <text:p>10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Manual de Usuári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14/11/2013 11:46 h</text:p>
          </table:table-cell>
          <table:table-cell table:number-columns-repeated="2" table:style-name="ce4"/>
          <table:table-cell office:value-type="date" office:date-value="2013-10-25T00:00:00" table:style-name="ce5">
            <text:p>25/10/2013</text:p>
          </table:table-cell>
          <table:table-cell office:value-type="date" office:date-value="2013-10-31T00:00:00" table:style-name="ce5">
            <text:p>31/10/20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0/2013 21:31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99" table:style-name="ce4">
            <text:p>9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 5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3/12/2013 08:18 h</text:p>
          </table:table-cell>
          <table:table-cell table:number-columns-repeated="2" table:style-name="ce4"/>
          <table:table-cell office:value-type="date" office:date-value="2013-10-19T00:00:00" table:style-name="ce5">
            <text:p>19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18/10/2013 21:30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98" table:style-name="ce4">
            <text:p>9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nálise de Dados da Medi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08/11/2013 20:23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0 h</text:p>
          </table:table-cell>
          <table:table-cell table:number-columns-repeated="3" table:style-name="ce4"/>
          <table:table-cell office:value-type="string" table:style-name="ce4">
            <text:p>Herbert Batista Nun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97" table:style-name="ce4">
            <text:p>9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leta de Dados da Medi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08/11/2013 20:28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29 h</text:p>
          </table:table-cell>
          <table:table-cell table:number-columns-repeated="2" table:style-name="ce4"/>
          <table:table-cell office:value-type="string" table:style-name="ce4">
            <text:p>Rhaissa Nogueira Arantes</text:p>
          </table:table-cell>
          <table:table-cell office:value-type="string" table:style-name="ce4">
            <text:p>Herbert Batista Nun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95" table:style-name="ce4">
            <text:p>9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teração de Interfac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rtur Pascualote <text:s/>Santos</text:p>
          </table:table-cell>
          <table:table-cell office:value-type="string" table:style-name="ce4">
            <text:p>29/11/2013 19:34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15" table:style-name="ce4">
            <text:p>1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25 h</text:p>
          </table:table-cell>
          <table:table-cell table:number-columns-repeated="7" table:style-name="ce4"/>
          <table:table-cell office:value-type="string" table:style-name="ce4">
            <text:p>D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94" table:style-name="ce4">
            <text:p>9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adrões e Métricas de Códig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08/11/2013 13:51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24 h</text:p>
          </table:table-cell>
          <table:table-cell table:number-columns-repeated="2" table:style-name="ce4"/>
          <table:table-cell office:value-type="string" table:style-name="ce4">
            <text:p>Fellipe Cesar <text:s/>Fernandes Pinheiro</text:p>
          </table:table-cell>
          <table:table-cell office:value-type="string" table:style-name="ce4">
            <text:p>Benedito Cardoso dos Santos Neto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93" table:style-name="ce4">
            <text:p>9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Protótip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22/10/2013 23:45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18/10/2013 21:22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Ulysses <text:s/>Alexandre Alves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92" table:style-name="ce4">
            <text:p>9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agrama de Entidade Relacionament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28/11/2013 20:36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21 h</text:p>
          </table:table-cell>
          <table:table-cell table:number-columns-repeated="2" table:style-name="ce4"/>
          <table:table-cell office:value-type="string" table:style-name="ce4">
            <text:p>Muryllo Tiraza Santos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91" table:style-name="ce4">
            <text:p>9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Diagrama de Sequência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úben Borges Ramos</text:p>
          </table:table-cell>
          <table:table-cell office:value-type="string" table:style-name="ce4">
            <text:p>01/12/2013 15:23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64" table:style-name="ce4">
            <text:p>64</text:p>
          </table:table-cell>
          <table:table-cell office:value-type="float" office:value="80" table:style-name="ce4">
            <text:p>8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19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office:value-type="string" table:style-name="ce4">
            <text:p>Natan Pimenta da Silva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90" table:style-name="ce4">
            <text:p>9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Diagrama de Class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2/11/2013 10:45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0/2013 21:17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office:value-type="string" table:style-name="ce4">
            <text:p>Natan Pimenta da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9" table:style-name="ce4">
            <text:p>8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resentar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08/11/2013 20:03 h</text:p>
          </table:table-cell>
          <table:table-cell table:number-columns-repeated="2" table:style-name="ce4"/>
          <table:table-cell office:value-type="date" office:date-value="2013-10-22T00:00:00" table:style-name="ce5">
            <text:p>22/10/2013</text:p>
          </table:table-cell>
          <table:table-cell office:value-type="date" office:date-value="2013-10-22T00:00:00" table:style-name="ce5">
            <text:p>22/10/20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15 h</text:p>
          </table:table-cell>
          <table:table-cell table:number-columns-repeated="2" table:style-name="ce4"/>
          <table:table-cell office:value-type="string" table:style-name="ce4">
            <text:p>Raul Barc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88" table:style-name="ce4">
            <text:p>8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Verificação/Validação #62: Verificação da Sprint 1 e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ção do Plano de Medição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9/11/2013 20:20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23:40 h</text:p>
          </table:table-cell>
          <table:table-cell table:number-columns-repeated="3" table:style-name="ce4"/>
          <table:table-cell office:value-type="string" table:style-name="ce4">
            <text:p>Herbert Batista Nunes</text:p>
          </table:table-cell>
          <table:table-cell table:number-columns-repeated="3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87" table:style-name="ce4">
            <text:p>8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Verificação/Validação #62: Verificação da Sprint 1 e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ção do Plano de Gerência de Configuração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21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23:34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3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6" table:style-name="ce4">
            <text:p>8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80: Inspeção do Documento de Requisitos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Inconformidades no Documento de Requisit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3/10/2013 08:40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1T00:00:00" table:style-name="ce5">
            <text:p>21/10/2013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23:27 h</text:p>
          </table:table-cell>
          <table:table-cell table:number-columns-repeated="2" table:style-name="ce4"/>
          <table:table-cell office:value-type="string" table:style-name="ce4">
            <text:p>Raul Barc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85" table:style-name="ce4">
            <text:p>8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uditoria de Configuração da Sprint 3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3/10/2013 11:20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7/10/2013 20:08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84" table:style-name="ce4">
            <text:p>8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companhar Mudança de Requisit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33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17/10/2013 20:04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Raul Barca</text:p>
          </table:table-cell>
          <table:table-cell table:number-columns-repeated="2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3" table:style-name="ce4">
            <text:p>8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Listar ferramentas do projeto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8/10/2013 21:09 h</text:p>
          </table:table-cell>
          <table:table-cell table:number-columns-repeated="2" table:style-name="ce4"/>
          <table:table-cell office:value-type="date" office:date-value="2013-10-07T00:00:00" table:style-name="ce5">
            <text:p>07/10/2013</text:p>
          </table:table-cell>
          <table:table-cell office:value-type="date" office:date-value="2013-10-18T00:00:00" table:style-name="ce5">
            <text:p>18/10/201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20:0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2" table:style-name="ce4">
            <text:p>8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4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2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18T00:00:00" table:style-name="ce5">
            <text:p>18/10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19:57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table:number-columns-repeated="4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1" table:style-name="ce4">
            <text:p>8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3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1/11/2013 13:29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7/10/2013 19:4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80" table:style-name="ce4">
            <text:p>8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Verificação/Validação #62: Verificação da Sprint 1 e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speção do Documento de Requisit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21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1T00:00:00" table:style-name="ce5">
            <text:p>21/10/2013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5/10/2013 08:35 h</text:p>
          </table:table-cell>
          <table:table-cell table:number-columns-repeated="2" table:style-name="ce4"/>
          <table:table-cell office:value-type="string" table:style-name="ce4">
            <text:p>Raul Barca</text:p>
          </table:table-cell>
          <table:table-cell office:value-type="string" table:style-name="ce4">
            <text:p>Ulysses <text:s/>Alexandre Alves</text:p>
          </table:table-cell>
          <table:table-cell table:number-columns-repeated="3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9" table:style-name="ce4">
            <text:p>7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3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11/10/2013 19:31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1T00:00:00" table:style-name="ce5">
            <text:p>11/10/20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0/2013 19:1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8" table:style-name="ce4">
            <text:p>7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Design de Interface<text:s/>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9/11/2013 23:00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/10/2013 21:55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office:value-type="string" table:style-name="ce4">
            <text:p>Cláudio Cavalcante Tonhá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7" table:style-name="ce4">
            <text:p>7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 formulário de envio do RELPREV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9/11/2013 22:59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/10/2013 21:53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office:value-type="string" table:style-name="ce4">
            <text:p>Cláudio Cavalcante Tonhá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6" table:style-name="ce4">
            <text:p>7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estrutura de diretórios do projeto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8/10/2013 08:14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7.5" table:style-name="ce4">
            <text:p>7,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1:50 h</text:p>
          </table:table-cell>
          <table:table-cell table:number-columns-repeated="2" table:style-name="ce4"/>
          <table:table-cell office:value-type="string" table:style-name="ce4">
            <text:p>Muryllo Tiraza Santos</text:p>
          </table:table-cell>
          <table:table-cell office:value-type="string" table:style-name="ce4">
            <text:p>Natan Pimenta da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5" table:style-name="ce4">
            <text:p>7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finar arquitetura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28/11/2013 19:35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1-25T00:00:00" table:style-name="ce5">
            <text:p>25/11/2013</text:p>
          </table:table-cell>
          <table:table-cell table:style-name="ce4"/>
          <table:table-cell office:value-type="float" office:value="16" table:style-name="ce4">
            <text:p>16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10/10/2013 21:48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4" table:style-name="ce4">
            <text:p>7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resentação da arquitetura proposta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6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1:47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3" table:style-name="ce4">
            <text:p>7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leta dos dados de medição da sprint 1 e 2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Herbert Batista Nunes</text:p>
          </table:table-cell>
          <table:table-cell office:value-type="string" table:style-name="ce4">
            <text:p>08/11/2013 20:21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1:40 h</text:p>
          </table:table-cell>
          <table:table-cell table:number-columns-repeated="3" table:style-name="ce4"/>
          <table:table-cell office:value-type="string" table:style-name="ce4">
            <text:p>Rhaissa Nogueira Arant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2" table:style-name="ce4">
            <text:p>7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 projeto em maven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18/10/2013 09:03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7.5" table:style-name="ce4">
            <text:p>7,5</text:p>
          </table:table-cell>
          <table:table-cell office:value-type="float" office:value="7.5" table:style-name="ce4">
            <text:p>7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0:51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office:value-type="string" table:style-name="ce4">
            <text:p>Natan Pimenta da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71" table:style-name="ce4">
            <text:p>7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Sonar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18/10/2013 08:37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0:50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70" table:style-name="ce4">
            <text:p>7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Redmine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18/10/2013 08:38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0:49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9" table:style-name="ce4">
            <text:p>6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Início do projeto detalhado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1/11/2013 13:19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0:49 h</text:p>
          </table:table-cell>
          <table:table-cell table:number-columns-repeated="2" table:style-name="ce4"/>
          <table:table-cell office:value-type="string" table:style-name="ce4">
            <text:p>Rúben Borges Ramos</text:p>
          </table:table-cell>
          <table:table-cell office:value-type="string" table:style-name="ce4">
            <text:p>Danillo Guimaraes de Oliveir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8" table:style-name="ce4">
            <text:p>6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olíticas de conscientização de GCO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1/11/2013 19:23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19:39 h</text:p>
          </table:table-cell>
          <table:table-cell table:number-columns-repeated="2" table:style-name="ce4"/>
          <table:table-cell office:value-type="string" table:style-name="ce4">
            <text:p>Gustavo Martins Teixeira Borges</text:p>
          </table:table-cell>
          <table:table-cell office:value-type="string" table:style-name="ce4">
            <text:p>Danillo Guimaraes de Oliveir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7" table:style-name="ce4">
            <text:p>6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s Diretórios de Artefatos do RELPREV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2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19:29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6" table:style-name="ce4">
            <text:p>6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Atividades da Sprint 3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3 h</text:p>
          </table:table-cell>
          <table:table-cell table:number-columns-repeated="2" table:style-name="ce4"/>
          <table:table-cell office:value-type="date" office:date-value="2013-10-04T00:00:00" table:style-name="ce5">
            <text:p>04/10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19:25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65" table:style-name="ce4">
            <text:p>6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<text:s/>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7/10/2013 11:58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4" table:style-name="ce4">
            <text:p>6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 4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3/12/2013 21:39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23" table:style-name="ce4">
            <text:p>123</text:p>
          </table:table-cell>
          <table:table-cell office:value-type="float" office:value="0" table:style-name="ce4">
            <text:p>0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08/10/2013 20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63" table:style-name="ce4">
            <text:p>6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ção e Validação entre os documentos de requisitos, diagramas e projeto detalhad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29/11/2013 20:24 h</text:p>
          </table:table-cell>
          <table:table-cell table:number-columns-repeated="2" table:style-name="ce4"/>
          <table:table-cell office:value-type="date" office:date-value="2013-11-25T00:00:00" table:style-name="ce5">
            <text:p>25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8/10/2013 20:47 h</text:p>
          </table:table-cell>
          <table:table-cell table:number-columns-repeated="2" table:style-name="ce4"/>
          <table:table-cell office:value-type="string" table:style-name="ce4">
            <text:p>Andressa <text:s/>Guimaraes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62" table:style-name="ce4">
            <text:p>6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ção da Sprint 1 e 2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23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21" table:style-name="ce4">
            <text:p>21</text:p>
          </table:table-cell>
          <table:table-cell office:value-type="float" office:value="13" table:style-name="ce4">
            <text:p>1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46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1" table:style-name="ce4">
            <text:p>6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resentação da arquitetura preliminar propost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7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1T00:00:00" table:style-name="ce5">
            <text:p>11/10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45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rojeto Detalhad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1/11/2013 13:20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08/10/2013 20:44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Rúben Borges Ramos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9" table:style-name="ce4">
            <text:p>5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gistro de decisões e Ações relacionados aos indicadore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9/11/2013 00:33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08/10/2013 20:43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table:number-columns-repeated="4" table:style-name="ce4"/>
          <table:table-cell office:value-type="string" table:style-name="ce4">
            <text:p>MED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8" table:style-name="ce4">
            <text:p>5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Laudo de qualidade de produto e process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21/11/2013 20:11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08/10/2013 20:41 h</text:p>
          </table:table-cell>
          <table:table-cell table:number-columns-repeated="2" table:style-name="ce4"/>
          <table:table-cell office:value-type="string" table:style-name="ce4">
            <text:p>Benedito Cardoso dos Santos Net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7" table:style-name="ce4">
            <text:p>5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ratamento de não conformidades da Sprint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08/11/2013 19:34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8/10/2013 20:40 h</text:p>
          </table:table-cell>
          <table:table-cell table:number-columns-repeated="2" table:style-name="ce4"/>
          <table:table-cell office:value-type="string" table:style-name="ce4">
            <text:p>Benedito Cardoso dos Santos Neto</text:p>
          </table:table-cell>
          <table:table-cell office:value-type="string" table:style-name="ce4">
            <text:p>Fellipe Cesar <text:s/>Fernandes Pinheiro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6" table:style-name="ce4">
            <text:p>5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municação da linha bas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08/11/2013 19:45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8/10/2013 20:39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5" table:style-name="ce4">
            <text:p>5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tatus da configu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18/10/2013 20:46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8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4" table:style-name="ce4">
            <text:p>5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uditoria de configu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3/10/2013 11:20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8/10/2013 20:38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companhameto dos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36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08/10/2013 20:37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2" table:style-name="ce4">
            <text:p>5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mprometimento da Equip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4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5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astreabilidade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35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08/10/2013 20:34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rotótip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rtur Pascualote <text:s/>Santos</text:p>
          </table:table-cell>
          <table:table-cell office:value-type="string" table:style-name="ce4">
            <text:p>29/11/2013 19:33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18" table:style-name="ce4">
            <text:p>18</text:p>
          </table:table-cell>
          <table:table-cell office:value-type="float" office:value="31" table:style-name="ce4">
            <text:p>3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3 h</text:p>
          </table:table-cell>
          <table:table-cell table:number-columns-repeated="7" table:style-name="ce4"/>
          <table:table-cell office:value-type="string" table:style-name="ce4">
            <text:p>D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pecificação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26/11/2013 11:21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70" table:style-name="ce4">
            <text:p>70</text:p>
          </table:table-cell>
          <table:table-cell office:value-type="float" office:value="36" table:style-name="ce4">
            <text:p>3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2 h</text:p>
          </table:table-cell>
          <table:table-cell table:number-columns-repeated="2" table:style-name="ce4"/>
          <table:table-cell office:value-type="string" table:style-name="ce4">
            <text:p>Ulysses <text:s/>Alexandre Alves</text:p>
          </table:table-cell>
          <table:table-cell office:value-type="string" table:style-name="ce4">
            <text:p>Raul Barc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ocumento de Vis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08/11/2013 20:01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60" table:style-name="ce4">
            <text:p>60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1 h</text:p>
          </table:table-cell>
          <table:table-cell table:number-columns-repeated="2" table:style-name="ce4"/>
          <table:table-cell office:value-type="string" table:style-name="ce4">
            <text:p>Ulysses <text:s/>Alexandre Alves</text:p>
          </table:table-cell>
          <table:table-cell office:value-type="string" table:style-name="ce4">
            <text:p>Raul Barc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Mudanção de Requisit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2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0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46" table:style-name="ce4">
            <text:p>4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nálise de Viabilidad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0/2013 09:02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08/10/2013 20:27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o Escop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56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23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44" table:style-name="ce4">
            <text:p>4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Sprint 3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9/11/2013 20:2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263" table:style-name="ce4">
            <text:p>263</text:p>
          </table:table-cell>
          <table:table-cell office:value-type="float" office:value="0" table:style-name="ce4">
            <text:p>0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08/10/2013 20:1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43" table:style-name="ce4">
            <text:p>4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r Documento de Requisit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9/11/2013 20:22 h</text:p>
          </table:table-cell>
          <table:table-cell table:number-columns-repeated="2" table:style-name="ce4"/>
          <table:table-cell office:value-type="date" office:date-value="2013-10-08T00:00:00" table:style-name="ce5">
            <text:p>08/10/2013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13:22 h</text:p>
          </table:table-cell>
          <table:table-cell table:number-columns-repeated="7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9" table:style-name="ce4">
            <text:p>3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2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3 h</text:p>
          </table:table-cell>
          <table:table-cell table:number-columns-repeated="2" table:style-name="ce4"/>
          <table:table-cell office:value-type="date" office:date-value="2013-10-04T00:00:00" table:style-name="ce5">
            <text:p>04/10/2013</text:p>
          </table:table-cell>
          <table:table-cell office:value-type="date" office:date-value="2013-10-04T00:00:00" table:style-name="ce5">
            <text:p>04/10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20:31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2</text:p>
          </table:table-cell>
          <table:table-cell office:value-type="string" table:style-name="ce4">
            <text:p>Lucas Carvalho Lima</text:p>
          </table:table-cell>
          <table:table-cell table:style-name="ce4"/>
          <table:table-cell office:value-type="string" table:style-name="ce4">
            <text:p>27/10/2013 11:57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0T00:00:00" table:style-name="ce5">
            <text:p>10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20:2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7" table:style-name="ce4">
            <text:p>3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 2</text:p>
          </table:table-cell>
          <table:table-cell office:value-type="string" table:style-name="ce4">
            <text:p>Lucas Carvalho Lima</text:p>
          </table:table-cell>
          <table:table-cell table:style-name="ce4"/>
          <table:table-cell office:value-type="string" table:style-name="ce4">
            <text:p>28/11/2013 20:47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11T00:00:00" table:style-name="ce5">
            <text:p>11/10/2013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04/10/2013 20:2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6" table:style-name="ce4">
            <text:p>3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Maven<text:s/>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0/10/2013 20:45 h</text:p>
          </table:table-cell>
          <table:table-cell table:number-columns-repeated="2" table:style-name="ce4"/>
          <table:table-cell office:value-type="date" office:date-value="2013-10-04T00:00:00" table:style-name="ce5">
            <text:p>04/10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2" table:style-name="ce4">
            <text:p>2</text:p>
          </table:table-cell>
          <table:table-cell office:value-type="float" office:value="5.5" table:style-name="ce4">
            <text:p>5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20:24 h</text:p>
          </table:table-cell>
          <table:table-cell table:number-columns-repeated="2" table:style-name="ce4"/>
          <table:table-cell office:value-type="string" table:style-name="ce4">
            <text:p>Natan Pimenta da Silva</text:p>
          </table:table-cell>
          <table:table-cell office:value-type="string" table:style-name="ce4">
            <text:p>Muryllo Tiraza Santo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SVN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Natan Pimenta da Silva</text:p>
          </table:table-cell>
          <table:table-cell office:value-type="string" table:style-name="ce4">
            <text:p>12/10/2013 02:47 h</text:p>
          </table:table-cell>
          <table:table-cell table:number-columns-repeated="2" table:style-name="ce4"/>
          <table:table-cell office:value-type="date" office:date-value="2013-10-04T00:00:00" table:style-name="ce5">
            <text:p>04/10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20:22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office:value-type="string" table:style-name="ce4">
            <text:p>Muryllo Tiraza Santos</text:p>
          </table:table-cell>
          <table:table-cell table:style-name="ce4"/>
          <table:table-cell office:value-type="float" office:value="95" table:style-name="ce4">
            <text:p>95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 1</text:p>
          </table:table-cell>
          <table:table-cell office:value-type="string" table:style-name="ce4">
            <text:p>Gabriel Benicio Lopes Alves Damasceno</text:p>
          </table:table-cell>
          <table:table-cell table:style-name="ce4"/>
          <table:table-cell office:value-type="string" table:style-name="ce4">
            <text:p>29/11/2013 08:26 h</text:p>
          </table:table-cell>
          <table:table-cell table:number-columns-repeated="2" table:style-name="ce4"/>
          <table:table-cell office:value-type="date" office:date-value="2013-09-26T00:00:00" table:style-name="ce5">
            <text:p>26/09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04/10/2013 19:1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Arquitetur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2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10T00:00:00" table:style-name="ce5">
            <text:p>10/10/2013</text:p>
          </table:table-cell>
          <table:table-cell table:style-name="ce4"/>
          <table:table-cell office:value-type="float" office:value="32" table:style-name="ce4">
            <text:p>3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11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Raul Barca</text:p>
          </table:table-cell>
          <table:table-cell table:style-name="ce4"/>
          <table:table-cell office:value-type="float" office:value="77" table:style-name="ce4">
            <text:p>77</text:p>
          </table:table-cell>
          <table:table-cell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2" table:style-name="ce4">
            <text:p>3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tudar tecnologias JAVASCRIPT, HTML, CSS e SVN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7/11/2013 19:25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9 h</text:p>
          </table:table-cell>
          <table:table-cell table:number-columns-repeated="2" table:style-name="ce4"/>
          <table:table-cell office:value-type="string" table:style-name="ce4">
            <text:p>Vinicius Dantas Coutinh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tudar tecnologias JAVA e SVN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Natan Pimenta da Silva</text:p>
          </table:table-cell>
          <table:table-cell office:value-type="string" table:style-name="ce4">
            <text:p>18/10/2013 23:52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Registro de Homologa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29/11/2013 20:22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7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office:value-type="string" table:style-name="ce4">
            <text:p>Augusto <text:s/>Cesar Fernandes Borges</text:p>
          </table:table-cell>
          <table:table-cell table:number-columns-repeated="3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9" table:style-name="ce4">
            <text:p>2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Registro de Atividades de Inspeção de Valida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04/11/2013 10:39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6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table:number-columns-repeated="2" table:style-name="ce4"/>
          <table:table-cell office:value-type="float" office:value="232" table:style-name="ce4">
            <text:p>232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8" table:style-name="ce4">
            <text:p>2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o de Valida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18/11/2013 11:07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5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office:value-type="string" table:style-name="ce4">
            <text:p>Augusto <text:s/>Cesar Fernandes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" table:style-name="ce4">
            <text:p>2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Registro de Testes Unitários e Integra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7/10/2013 19:4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2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6" table:style-name="ce4">
            <text:p>2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Registro de Atividades de Inspe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7/10/2013 19:35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1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5" table:style-name="ce4">
            <text:p>2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o de verific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7/10/2013 19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0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4" table:style-name="ce4">
            <text:p>2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Especificação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4/10/2013 19:5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59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Ulysses <text:s/>Alexandre Alv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3" table:style-name="ce4">
            <text:p>2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Documento de Vis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4/10/2013 19:5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58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Ulysses <text:s/>Alexandre Alv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2" table:style-name="ce4">
            <text:p>2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ejar Engenharia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8/10/2013 20:17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58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Ulysses <text:s/>Alexandre Alv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1" table:style-name="ce4">
            <text:p>2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Templates de Medi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erbert Batista Nunes</text:p>
          </table:table-cell>
          <table:table-cell office:value-type="string" table:style-name="ce4">
            <text:p>11/10/2013 20:2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6 h</text:p>
          </table:table-cell>
          <table:table-cell table:number-columns-repeated="2" table:style-name="ce4"/>
          <table:table-cell office:value-type="string" table:style-name="ce4">
            <text:p>Rhaissa Nogueira Arante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0" table:style-name="ce4">
            <text:p>2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ejamento das Medições das Sprint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13/11/2013 15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6 h</text:p>
          </table:table-cell>
          <table:table-cell table:number-columns-repeated="2" table:style-name="ce4"/>
          <table:table-cell office:value-type="string" table:style-name="ce4">
            <text:p>Rhaissa Nogueira Arante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o de Medi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14/10/2013 13:3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14" table:style-name="ce4">
            <text:p>1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5 h</text:p>
          </table:table-cell>
          <table:table-cell table:number-columns-repeated="2" table:style-name="ce4"/>
          <table:table-cell office:value-type="string" table:style-name="ce4">
            <text:p>Herbert Batista Nune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18" table:style-name="ce4">
            <text:p>1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Métricas de Qualidad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08/10/2013 20:1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5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7" table:style-name="ce4">
            <text:p>1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tratamento de não conformidade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07/11/2013 19:52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6" table:style-name="ce4">
            <text:p>1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laudo de qualidade de produto e process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08/10/2013 22:53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5" table:style-name="ce4">
            <text:p>1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Qualidade do Projet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31/10/2013 12:18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03/10/2013 23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14" table:style-name="ce4">
            <text:p>1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ejar Auditorias de GC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07/11/2013 19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0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3" table:style-name="ce4">
            <text:p>1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Template de Tratamento de mudanças em configu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18/10/2013 20:19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2" table:style-name="ce4">
            <text:p>1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Gerência de Configu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07/11/2013 19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11" table:style-name="ce4">
            <text:p>1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ejar Reunião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7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10" table:style-name="ce4">
            <text:p>1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gistro de Comprometiment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1/11/2013 10:59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4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9" table:style-name="ce4">
            <text:p>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Comunic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08:2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5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8" table:style-name="ce4">
            <text:p>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ões de RH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7/10/2013 16:59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4 h</text:p>
          </table:table-cell>
          <table:table-cell table:number-columns-repeated="2" table:style-name="ce4"/>
          <table:table-cell office:value-type="string" table:style-name="ce4">
            <text:p>Lucas Carvalho Lima</text:p>
          </table:table-cell>
          <table:table-cell office:value-type="string" table:style-name="ce4">
            <text:p>Antônio Carlos de Freitas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7" table:style-name="ce4">
            <text:p>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Risc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5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1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office:value-type="string" table:style-name="ce4">
            <text:p>Lucas Carvalho Lim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6" table:style-name="ce4">
            <text:p>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Cronogram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08:2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03/10/2013 23:40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5" table:style-name="ce4">
            <text:p>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 EAP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1/11/2013 10:55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39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4" table:style-name="ce4">
            <text:p>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1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08:25 h</text:p>
          </table:table-cell>
          <table:table-cell table:number-columns-repeated="2" table:style-name="ce4"/>
          <table:table-cell office:value-type="date" office:date-value="2013-09-30T00:00:00" table:style-name="ce5">
            <text:p>30/09/2013</text:p>
          </table:table-cell>
          <table:table-cell office:value-type="date" office:date-value="2013-09-30T00:00:00" table:style-name="ce5">
            <text:p>30/09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37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3" table:style-name="ce4">
            <text:p>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o Plano de Projetos.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56 h</text:p>
          </table:table-cell>
          <table:table-cell table:number-columns-repeated="2" table:style-name="ce4"/>
          <table:table-cell office:value-type="date" office:date-value="2013-09-26T00:00:00" table:style-name="ce5">
            <text:p>26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3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2" table:style-name="ce4">
            <text:p>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1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10/10/2013 20:28 h</text:p>
          </table:table-cell>
          <table:table-cell table:number-columns-repeated="2" table:style-name="ce4"/>
          <table:table-cell office:value-type="date" office:date-value="2013-10-03T00:00:00" table:style-name="ce5">
            <text:p>03/10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2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" table:style-name="ce4">
            <text:p>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e ajustes no macro fluxo do Process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21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number-rows-repeated="1048266" table:style-name="ro1">
          <table:table-cell table:number-columns-repeated="16384"/>
        </table:table-row>
      </table:table>
      <table:database-ranges>
        <table:database-range table:target-range-address="Acompanhemento.A1:Acompanhemento.Z310" table:display-filter-buttons="true">
          <table:filter>
            <table:filter-condition table:field-number="2" table:value="Verificação/Validaçã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haissa Nogueira</meta:initial-creator>
    <dc:creator>Rhaissa Nogueira</dc:creator>
    <meta:creation-date>2013-11-26T01:18:04Z</meta:creation-date>
    <dc:date>2013-12-05T22:55:09Z</dc:date>
  </office:meta>
</office:document-meta>
</file>